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color="#0000ff" fo:font-style="normal" style:font-style-asian="normal" style:font-style-complex="normal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officeooo:paragraph-rsid="001f7e95" style:font-style-asian="italic" style:font-style-complex="italic"/>
    </style:style>
    <style:style style:name="P6" style:family="paragraph" style:parent-style-name="Standard">
      <style:text-properties fo:font-style="italic" officeooo:paragraph-rsid="0021f361" style:font-style-asian="italic" style:font-style-complex="italic"/>
    </style:style>
    <style:style style:name="P7" style:family="paragraph" style:parent-style-name="Standard">
      <style:text-properties fo:font-style="italic" officeooo:paragraph-rsid="00234a8c" style:font-style-asian="italic" style:font-style-complex="italic"/>
    </style:style>
    <style:style style:name="P8" style:family="paragraph" style:parent-style-name="Standard">
      <style:text-properties fo:font-style="italic" officeooo:paragraph-rsid="0023b4ca" style:font-style-asian="italic" style:font-style-complex="italic"/>
    </style:style>
    <style:style style:name="P9" style:family="paragraph" style:parent-style-name="Standard">
      <style:text-properties fo:font-style="italic" officeooo:paragraph-rsid="00241c5d" style:font-style-asian="italic" style:font-style-complex="italic"/>
    </style:style>
    <style:style style:name="P10" style:family="paragraph" style:parent-style-name="Standard">
      <style:text-properties fo:font-style="italic" officeooo:paragraph-rsid="00257eab" style:font-style-asian="italic" style:font-style-complex="italic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style="normal" officeooo:paragraph-rsid="001f7e95" style:font-style-asian="normal" style:font-style-complex="normal"/>
    </style:style>
    <style:style style:name="P13" style:family="paragraph" style:parent-style-name="Standard">
      <style:text-properties fo:font-style="normal" officeooo:paragraph-rsid="0020df22" style:font-style-asian="normal" style:font-style-complex="normal"/>
    </style:style>
    <style:style style:name="P14" style:family="paragraph" style:parent-style-name="Standard">
      <style:text-properties fo:font-style="normal" fo:font-weight="bold" officeooo:paragraph-rsid="0020df22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color="#0000ff" fo:font-style="normal" officeooo:paragraph-rsid="0020df22" style:font-style-asian="normal" style:font-style-complex="normal"/>
    </style:style>
    <style:style style:name="P16" style:family="paragraph" style:parent-style-name="Standard">
      <style:text-properties fo:color="#0000ff" fo:font-style="normal" officeooo:paragraph-rsid="0021f361" style:font-style-asian="normal" style:font-style-complex="normal"/>
    </style:style>
    <style:style style:name="P17" style:family="paragraph" style:parent-style-name="Standard">
      <style:text-properties fo:color="#0000ff" fo:font-style="normal" officeooo:paragraph-rsid="00234a8c" style:font-style-asian="normal" style:font-style-complex="normal"/>
    </style:style>
    <style:style style:name="P18" style:family="paragraph" style:parent-style-name="Standard">
      <style:text-properties fo:color="#0000ff" fo:font-style="normal" officeooo:paragraph-rsid="0023b4ca" style:font-style-asian="normal" style:font-style-complex="normal"/>
    </style:style>
    <style:style style:name="P19" style:family="paragraph" style:parent-style-name="Standard">
      <style:text-properties fo:color="#0000ff" fo:font-style="normal" officeooo:paragraph-rsid="00241c5d" style:font-style-asian="normal" style:font-style-complex="normal"/>
    </style:style>
    <style:style style:name="P20" style:family="paragraph" style:parent-style-name="Standard">
      <style:text-properties fo:color="#0000ff" fo:font-style="normal" officeooo:paragraph-rsid="00257eab" style:font-style-asian="normal" style:font-style-complex="normal"/>
    </style:style>
    <style:style style:name="T1" style:family="text">
      <style:text-properties officeooo:rsid="001e4f00"/>
    </style:style>
    <style:style style:name="T2" style:family="text">
      <style:text-properties officeooo:rsid="001f7e95"/>
    </style:style>
    <style:style style:name="T3" style:family="text">
      <style:text-properties officeooo:rsid="0020df22"/>
    </style:style>
    <style:style style:name="T4" style:family="text">
      <style:text-properties officeooo:rsid="0021f361"/>
    </style:style>
    <style:style style:name="T5" style:family="text">
      <style:text-properties officeooo:rsid="00234a8c"/>
    </style:style>
    <style:style style:name="T6" style:family="text">
      <style:text-properties fo:color="#0000ff" fo:font-style="normal" officeooo:rsid="0020df22" style:font-style-asian="normal" style:font-style-complex="normal"/>
    </style:style>
    <style:style style:name="T7" style:family="text">
      <style:text-properties fo:color="#0000ff" fo:font-style="normal" officeooo:rsid="00257eab" style:font-style-asian="normal" style:font-style-complex="normal"/>
    </style:style>
    <style:style style:name="T8" style:family="text">
      <style:text-properties officeooo:rsid="0023b4ca"/>
    </style:style>
    <style:style style:name="T9" style:family="text">
      <style:text-properties officeooo:rsid="00241c5d"/>
    </style:style>
    <style:style style:name="T10" style:family="text">
      <style:text-properties officeooo:rsid="00257e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Dem <text:span text:style-name="T1">Manager</text:span></text:p>
      <text:p text:style-name="Horizontal_20_Line"/>
      <text:p text:style-name="Standard">Includes:</text:p>
      <text:p text:style-name="P5"><text:span text:style-name="T2">"EObject.h"</text:span></text:p>
      <text:p text:style-name="P5"><text:span text:style-name="T2">&lt;deque&gt;</text:span></text:p>
      <text:p text:style-name="P5"><text:span text:style-name="T2">"Image.h"</text:span></text:p>
      <text:p text:style-name="P5"><text:span text:style-name="T2">"ExteriorOrientation.h"</text:span></text:p>
      <text:p text:style-name="P5"><text:span text:style-name="T2">"Matrix.h"</text:span></text:p>
      <text:p text:style-name="P5"><text:span text:style-name="T2">"ImageMatching.h"</text:span></text:p>
      <text:p text:style-name="P5"><text:span text:style-name="T2">"MatchingPoints.h"</text:span></text:p>
      <text:p text:style-name="P5"><text:span text:style-name="T2">"DemGrid.h"</text:span></text:p>
      <text:p text:style-name="P5"><text:span text:style-name="T2">"SpatialIntersection.h"</text:span></text:p>
      <text:p text:style-name="P5"><text:span text:style-name="T2">"DemFeatures.h"</text:span></text:p>
      <text:p text:style-name="P5"><text:span text:style-name="T2">&lt;string&gt;</text:span> </text:p>
      <text:p text:style-name="Horizontal_20_Line"/>
      <text:p text:style-name="P2">Methods:</text:p>
      <text:p text:style-name="P2"/>
      <text:p text:style-name="P12"><text:span text:style-name="T2">private:</text:span></text:p>
      <text:p text:style-name="P12"><text:span text:style-name="T2"/></text:p>
      <text:p text:style-name="P12"><text:span text:style-name="T2">void updateBoundingBox(double Xi, double Yi, double Xf, double Yf);</text:span></text:p>
      <text:p text:style-name="P12"><text:span text:style-name="T2">void updateNoSeeds();</text:span></text:p>
      <text:p text:style-name="P12"><text:span text:style-name="T2">Image * getImage(int);</text:span></text:p>
      <text:p text:style-name="P12"><text:span text:style-name="T2">void setListPoint();</text:span></text:p>
      <text:p text:style-name="P12"><text:span text:style-name="T2">bool connectImagePoints();</text:span></text:p>
      <text:p text:style-name="P12"><text:span text:style-name="T2">void getImagesId(int, int&amp;, int&amp;);</text:span></text:p>
      <text:p text:style-name="P12"><text:span text:style-name="T2">void addPairsToInterface();</text:span></text:p>
      <text:p text:style-name="P12"><text:span text:style-name="T2">void resamplePoints(MatchingPointsList *list, double resample);</text:span></text:p>
      <text:p text:style-name="P12"><text:span text:style-name="T2">void createInitialSeeds();</text:span></text:p>
      <text:p text:style-name="P12"><text:span text:style-name="T2">void extractDEMPair(int);</text:span></text:p>
      <text:p text:style-name="P12"><text:span text:style-name="T2">void calcPointsXYZ();</text:span></text:p>
      <text:p text:style-name="P12"><text:span text:style-name="T2">double fixAngle(double angle);</text:span></text:p>
      <text:p text:style-name="P12"><text:span text:style-name="T2">double getAngleBetweenImages(double X1, double Y1, double X2, double Y2);</text:span></text:p>
      <text:p text:style-name="P12"><text:span text:style-name="T2">bool checkAnglesAlligned(double angle1, double angle2, double tolerance);</text:span></text:p>
      <text:p text:style-name="P12"><text:span text:style-name="T2"/></text:p>
      <text:p text:style-name="P12"><text:span text:style-name="T2">public:</text:span></text:p>
      <text:p text:style-name="P4"/>
      <text:p text:style-name="P5"><text:span text:style-name="T2">DEMManager();</text:span></text:p>
      <text:p text:style-name="P5"><text:span text:style-name="T2">DEMManager(EFotoManager* manager, deque&lt;Image*&gt; images, deque&lt;ExteriorOrientation*&gt; eos);</text:span></text:p>
      <text:p text:style-name="P5"><text:span text:style-name="T2">~DEMManager();</text:span></text:p>
      <text:p text:style-name="P5"><text:span text:style-name="T2">void setInterface(DEMUserInterface* newInterface);</text:span></text:p>
      <text:p text:style-name="P5"><text:span text:style-name="T2">DEMUserInterface* getInterface();</text:span></text:p>
      <text:p text:style-name="P5"><text:span text:style-name="T2">bool exec();</text:span></text:p>
      <text:p text:style-name="P5"><text:span text:style-name="T2">void returnProject();</text:span></text:p>
      <text:p text:style-name="P5"><text:span text:style-name="T2">int getPairs();</text:span></text:p>
      <text:p text:style-name="P5"><text:span text:style-name="T2">int extractDEM(int, bool);</text:span></text:p>
      <text:p text:style-name="P5"><text:span text:style-name="T2">void setAutoExtractionSettings(int, int, int, double);</text:span></text:p>
      <text:p text:style-name="P5"><text:span text:style-name="T2">void setNCCSettings(int, int, double, double);</text:span></text:p>
      <text:p text:style-name="P5"><text:span text:style-name="T2">void setLSMSettings(int, int, double, double, int, double, double, double, int, double);</text:span></text:p>
      <text:p text:style-name="P5"><text:span text:style-name="T2">void setProgress(int);</text:span></text:p>
      <text:p text:style-name="P5"><text:span text:style-name="T2">void saveDem(char *, int);</text:span></text:p>
      <text:p text:style-name="P5"><text:soft-page-break/><text:span text:style-name="T2">void saveDemGrid(char *, int);</text:span></text:p>
      <text:p text:style-name="P5"><text:span text:style-name="T2">int loadDem(char *, int);</text:span></text:p>
      <text:p text:style-name="P5"><text:span text:style-name="T2">void interpolateGrid(int source, int method, int garea, double Xi, double Yi, double Xf, double Yf, double res_x, double res_y, int tsurface, double ma_exp, double ma_dist, int ma_weight, int gridSource);</text:span></text:p>
      <text:p text:style-name="P5"><text:span text:style-name="T2">void setCancel();</text:span></text:p>
      <text:p text:style-name="P5"><text:span text:style-name="T2">void setShowImage(int _state);</text:span></text:p>
      <text:p text:style-name="P5"><text:span text:style-name="T2">void setEliminateBadPoints(bool _el);</text:span></text:p>
      <text:p text:style-name="P5"><text:span text:style-name="T2">bool cancelFlag();</text:span></text:p>
      <text:p text:style-name="P5"><text:span text:style-name="T2">bool isDemUnsaved();</text:span></text:p>
      <text:p text:style-name="P5"><text:span text:style-name="T2">bool isGridUnsaved();</text:span></text:p>
      <text:p text:style-name="P5"><text:span text:style-name="T2">void getPointList(MatchingPointsList &amp;sd, MatchingPointsList &amp;pr);</text:span></text:p>
      <text:p text:style-name="P5"><text:span text:style-name="T2">deque&lt;Image*&gt; getImages();</text:span></text:p>
      <text:p text:style-name="P5"><text:span text:style-name="T2">deque&lt;int&gt; getImagesPairs();</text:span></text:p>
      <text:p text:style-name="P5"><text:span text:style-name="T2">void overwriteSeedsList(MatchingPointsList sedlist);</text:span></text:p>
      <text:p text:style-name="P5"><text:span text:style-name="T2">int loadDemFeature(char * filename);</text:span></text:p>
      <text:p text:style-name="P5"><text:span text:style-name="T2">string getDemQuality(char * filename, int option);</text:span></text:p>
      <text:p text:style-name="P5"><text:span text:style-name="T2">void setStdParameters(int _lsm_gr, int _lsm_ms, int _ncc_gr, int _ncc_ms);</text:span></text:p>
      <text:p text:style-name="P5"><text:span text:style-name="T2">double calculateDemRes(double ds);</text:span></text:p>
      <text:p text:style-name="P4"/>
      <text:p text:style-name="Horizontal_20_Line"/>
      <text:p text:style-name="P2">Methods description:</text:p>
      <text:p text:style-name="P2"/>
      <text:p text:style-name="P2">Genaral notes:</text:p>
      <text:p text:style-name="P3">Images ranging from 0.0 to 1.0.</text:p>
      <text:p text:style-name="P2"/>
      <text:p text:style-name="P14"><text:span text:style-name="T3">Public:</text:span></text:p>
      <text:p text:style-name="P13"><text:span text:style-name="T3"/></text:p>
      <text:p text:style-name="P13"><text:span text:style-name="T2">void updateBoundingBox(double Xi, double Yi, double Xf, double Yf);</text:span></text:p>
      <text:p text:style-name="P15"><text:span text:style-name="T3">Update bouding box data.</text:span></text:p>
      <text:p text:style-name="P13"><text:span text:style-name="T2"/></text:p>
      <text:p text:style-name="P13"><text:span text:style-name="T2">void updateNoSeeds();</text:span></text:p>
      <text:p text:style-name="P15"><text:span text:style-name="T3">Update number of seeds data.</text:span></text:p>
      <text:p text:style-name="P15"><text:span text:style-name="T2"/></text:p>
      <text:p text:style-name="P13"><text:span text:style-name="T2">Image * getImage(int);</text:span></text:p>
      <text:p text:style-name="P15"><text:span text:style-name="T3">Return a pointer to Image object.</text:span></text:p>
      <text:p text:style-name="P13"><text:span text:style-name="T2"/></text:p>
      <text:p text:style-name="P13"><text:span text:style-name="T2">void setListPoint();</text:span></text:p>
      <text:p text:style-name="P15"><text:span text:style-name="T3">Rebuild project point list.</text:span></text:p>
      <text:p text:style-name="P13"><text:span text:style-name="T2"/></text:p>
      <text:p text:style-name="P13"><text:span text:style-name="T2">bool connectImagePoints();</text:span></text:p>
      <text:p text:style-name="P15"><text:span text:style-name="T3">Conect points to images.</text:span></text:p>
      <text:p text:style-name="P13"><text:span text:style-name="T2"/></text:p>
      <text:p text:style-name="P13"><text:span text:style-name="T2">void getImagesId(int, int&amp;, int&amp;);</text:span></text:p>
      <text:p text:style-name="P15"><text:span text:style-name="T3">Return images ids from pair id.</text:span></text:p>
      <text:p text:style-name="P13"><text:span text:style-name="T2"/></text:p>
      <text:p text:style-name="P13"><text:span text:style-name="T2">void addPairsToInterface();</text:span></text:p>
      <text:p text:style-name="P15"><text:span text:style-name="T3">Add pair to the interface.</text:span></text:p>
      <text:p text:style-name="P13"><text:span text:style-name="T2"/></text:p>
      <text:p text:style-name="P13"><text:span text:style-name="T2">void resamplePoints(MatchingPointsList *list, double resample);</text:span></text:p>
      <text:p text:style-name="P15"><text:span text:style-name="T3">Resample point list, if downsample is used. Note that downsample must shrink both image and points coordinates. After matching, we must upsample the points by using 1/resample value.</text:span></text:p>
      <text:p text:style-name="P13"><text:soft-page-break/><text:span text:style-name="T2"/></text:p>
      <text:p text:style-name="P13"><text:span text:style-name="T2">void createInitialSeeds();</text:span></text:p>
      <text:p text:style-name="P15"><text:span text:style-name="T3">Add control, photogrammetric and check points to the seed list.</text:span></text:p>
      <text:p text:style-name="P13"><text:span text:style-name="T2"/></text:p>
      <text:p text:style-name="P13"><text:span text:style-name="T2">void extractDEMPair(int </text:span><text:span text:style-name="T3">pair_id</text:span><text:span text:style-name="T2">);</text:span></text:p>
      <text:p text:style-name="P15"><text:span text:style-name="T3">Start automatic extraction </text:span></text:p>
      <text:p text:style-name="P13"><text:span text:style-name="T2"/></text:p>
      <text:p text:style-name="P13"><text:span text:style-name="T2">void calcPointsXYZ();</text:span></text:p>
      <text:p text:style-name="P15"><text:span text:style-name="T3">Calculate X,Y and Z points after matching. Matching function only find 2D coordinates.</text:span></text:p>
      <text:p text:style-name="P13"><text:span text:style-name="T2"/></text:p>
      <text:p text:style-name="P13"><text:span text:style-name="T2">double fixAngle(double angle);</text:span></text:p>
      <text:p text:style-name="P15"><text:span text:style-name="T3">Used by checkAnglesAlligned function. Fix angle to 0 – 2_PI interval.</text:span></text:p>
      <text:p text:style-name="P13"><text:span text:style-name="T2"/></text:p>
      <text:p text:style-name="P13"><text:span text:style-name="T2">double getAngleBetweenImages(double X1, double Y1, double X2, double Y2);</text:span></text:p>
      <text:p text:style-name="P15"><text:span text:style-name="T3">Calculate the angle between two points.</text:span></text:p>
      <text:p text:style-name="P13"><text:span text:style-name="T2"/></text:p>
      <text:p text:style-name="P13"><text:span text:style-name="T2">bool checkAnglesAlligned(double angle1, double angle2, double tolerance);</text:span></text:p>
      <text:p text:style-name="P15"><text:span text:style-name="T3">Check if two angles have an alligment.</text:span></text:p>
      <text:p text:style-name="P13"><text:span text:style-name="T3"/></text:p>
      <text:p text:style-name="P14"><text:span text:style-name="T3">Private:</text:span></text:p>
      <text:p text:style-name="P13"><text:span text:style-name="T3"/></text:p>
      <text:p text:style-name="P6"><text:span text:style-name="T2">DEMManager();</text:span></text:p>
      <text:p text:style-name="P16"><text:span text:style-name="T4">Constructor.</text:span></text:p>
      <text:p text:style-name="P6"><text:span text:style-name="T2"/></text:p>
      <text:p text:style-name="P6"><text:span text:style-name="T2">DEMManager(EFotoManager* manager, deque&lt;Image*&gt; images, deque&lt;ExteriorOrientation*&gt; eos);</text:span></text:p>
      <text:p text:style-name="P16"><text:span text:style-name="T4">Constructor.</text:span></text:p>
      <text:p text:style-name="P16"><text:span text:style-name="T4"/></text:p>
      <text:p text:style-name="P6"><text:span text:style-name="T2">~DEMManager();</text:span></text:p>
      <text:p text:style-name="P16"><text:span text:style-name="T4">Destructor.</text:span></text:p>
      <text:p text:style-name="P6"><text:span text:style-name="T2"/></text:p>
      <text:p text:style-name="P6"><text:span text:style-name="T2">void setInterface(DEMUserInterface* newInterface);</text:span></text:p>
      <text:p text:style-name="P16"><text:span text:style-name="T4">Link interface.</text:span></text:p>
      <text:p text:style-name="P6"><text:span text:style-name="T2"/></text:p>
      <text:p text:style-name="P6"><text:span text:style-name="T2">DEMUserInterface* getInterface();</text:span></text:p>
      <text:p text:style-name="P16"><text:span text:style-name="T4">Return interface.</text:span></text:p>
      <text:p text:style-name="P6"><text:span text:style-name="T2"/></text:p>
      <text:p text:style-name="P6"><text:span text:style-name="T2">bool exec();</text:span></text:p>
      <text:p text:style-name="P16"><text:span text:style-name="T4">Starts.</text:span></text:p>
      <text:p text:style-name="P6"><text:span text:style-name="T2"/></text:p>
      <text:p text:style-name="P6"><text:span text:style-name="T2">void returnProject();</text:span></text:p>
      <text:p text:style-name="P16"><text:span text:style-name="T4">Stop DEM Manager.</text:span></text:p>
      <text:p text:style-name="P6"><text:span text:style-name="T2"/></text:p>
      <text:p text:style-name="P6"><text:span text:style-name="T2">int getPairs();</text:span></text:p>
      <text:p text:style-name="P16"><text:span text:style-name="T4">Constructor.</text:span></text:p>
      <text:p text:style-name="P16"><text:span text:style-name="T4"/></text:p>
      <text:p text:style-name="P6"><text:span text:style-name="T2">int extractDEM(int </text:span><text:span text:style-name="T5">option</text:span><text:span text:style-name="T2">, bool </text:span><text:span text:style-name="T5">clear_matching_list</text:span><text:span text:style-name="T2">);</text:span></text:p>
      <text:p text:style-name="P17"><text:span text:style-name="T5">Extract DEM. Options: 0 = all pairs. 1 – Pair 1, 2- Pair 2, etc.</text:span></text:p>
      <text:p text:style-name="P6"><text:span text:style-name="T2"/></text:p>
      <text:p text:style-name="P7"><text:span text:style-name="T2">void setAutoExtractionSettings</text:span><text:span text:style-name="T5">(int _rad_cor, int _match_method, int _rgx, double downs);</text:span></text:p>
      <text:p text:style-name="P17"><text:span text:style-name="T5">Change automatic extraction settings.</text:span></text:p>
      <text:p text:style-name="P7"><text:span text:style-name="T5"/></text:p>
      <text:p text:style-name="P8"><text:soft-page-break/><text:span text:style-name="T2">void setNCCSettings</text:span><text:span text:style-name="T8">(int _ncc_temp, int _ncc_sw, double _ncc_th, double _ncc_std);</text:span></text:p>
      <text:p text:style-name="P18"><text:span text:style-name="T8">Change NCC settings.</text:span></text:p>
      <text:p text:style-name="P6"><text:span text:style-name="T2"/></text:p>
      <text:p text:style-name="P8"><text:span text:style-name="T2">void setLSMSettings</text:span><text:span text:style-name="T8">(int _lsm_temp, int _lsm_it, double _lsm_th, double _lsm_std, int _lsm_dist, double _lsm_shift, double _lsm_shear, double _lsm_scale, int over, double over_dist)</text:span><text:span text:style-name="T2">;</text:span></text:p>
      <text:p text:style-name="P18"><text:span text:style-name="T8">Change LSM settings.</text:span></text:p>
      <text:p text:style-name="P6"><text:span text:style-name="T2"/></text:p>
      <text:p text:style-name="P6"><text:span text:style-name="T2">void setProgress(int </text:span><text:span text:style-name="T8">progress</text:span><text:span text:style-name="T2">);</text:span></text:p>
      <text:p text:style-name="P18"><text:span text:style-name="T8">Change progress bar in the interface.</text:span></text:p>
      <text:p text:style-name="P6"><text:span text:style-name="T2"/></text:p>
      <text:p text:style-name="P6"><text:span text:style-name="T2">void saveDem(char *</text:span><text:span text:style-name="T8">filename</text:span><text:span text:style-name="T2">, int </text:span><text:span text:style-name="T9">fileType</text:span><text:span text:style-name="T2">);</text:span></text:p>
      <text:p text:style-name="P19"><text:span text:style-name="T9">Save DEM. File types are described in the DEM technical document.</text:span></text:p>
      <text:p text:style-name="P6"><text:span text:style-name="T2"/></text:p>
      <text:p text:style-name="P9"><text:span text:style-name="T2">void saveDemGrid(char *</text:span><text:span text:style-name="T8">filename</text:span><text:span text:style-name="T2">, int </text:span><text:span text:style-name="T9">fileType</text:span><text:span text:style-name="T2">);</text:span></text:p>
      <text:p text:style-name="P19"><text:span text:style-name="T9">Save grid.</text:span></text:p>
      <text:p text:style-name="P6"><text:span text:style-name="T2"/></text:p>
      <text:p text:style-name="P9"><text:span text:style-name="T2">int loadDem(char *</text:span><text:span text:style-name="T8">filename</text:span><text:span text:style-name="T2">, int </text:span><text:span text:style-name="T9">fileType</text:span><text:span text:style-name="T2">);</text:span></text:p>
      <text:p text:style-name="P19"><text:span text:style-name="T9">Load DEM.</text:span></text:p>
      <text:p text:style-name="P6"><text:span text:style-name="T2"/></text:p>
      <text:p text:style-name="P6"><text:span text:style-name="T2">void interpolateGrid(int source, int method, int garea, double Xi, double Yi, double Xf, double Yf, double res_x, double res_y, int tsurface, double ma_exp, double ma_dist, int ma_weight, int gridSource);</text:span></text:p>
      <text:p text:style-name="P19"><text:span text:style-name="T9">Interpolate the grid.</text:span></text:p>
      <text:p text:style-name="P6"><text:span text:style-name="T2"/></text:p>
      <text:p text:style-name="P6"><text:span text:style-name="T2">void setCancel();</text:span></text:p>
      <text:p text:style-name="P19"><text:span text:style-name="T9">Activate the cancel funtion. Stops the DEM extraction or grid interpolation action.</text:span></text:p>
      <text:p text:style-name="P6"><text:span text:style-name="T2"/></text:p>
      <text:p text:style-name="P6"><text:span text:style-name="T2">void setShowImage(int _state);</text:span></text:p>
      <text:p text:style-name="P19"><text:span text:style-name="T9">This function change the show image flag. If checked, after the DEM extraction or grid interpolation, a window pops up showing the results.</text:span></text:p>
      <text:p text:style-name="P6"><text:span text:style-name="T2"/></text:p>
      <text:p text:style-name="P6"><text:span text:style-name="T2">void setEliminateBadPoints(bool _el);</text:span></text:p>
      <text:p text:style-name="P19"><text:span text:style-name="T9">Set eliminate bad points flag.</text:span></text:p>
      <text:p text:style-name="P6"><text:span text:style-name="T2"/></text:p>
      <text:p text:style-name="P6"><text:span text:style-name="T2">bool cancelFlag();</text:span></text:p>
      <text:p text:style-name="P19"><text:span text:style-name="T9">Check cancel flag status.</text:span></text:p>
      <text:p text:style-name="P6"><text:span text:style-name="T2"/></text:p>
      <text:p text:style-name="P6"><text:span text:style-name="T2">bool isDemUnsaved();</text:span></text:p>
      <text:p text:style-name="P19"><text:span text:style-name="T9">Check DEM unsaved flag.</text:span></text:p>
      <text:p text:style-name="P6"><text:span text:style-name="T2"/></text:p>
      <text:p text:style-name="P6"><text:span text:style-name="T2">bool isGridUnsaved();</text:span></text:p>
      <text:p text:style-name="P19"><text:span text:style-name="T9">Check grid unsaved flag.</text:span></text:p>
      <text:p text:style-name="P6"><text:span text:style-name="T2"/></text:p>
      <text:p text:style-name="P6"><text:span text:style-name="T2">void getPointList(MatchingPointsList &amp;sd, MatchingPointsList &amp;pr);</text:span></text:p>
      <text:p text:style-name="P17"><text:span text:style-name="T3">Add</text:span></text:p>
      <text:p text:style-name="P6"><text:span text:style-name="T2"/></text:p>
      <text:p text:style-name="P6"><text:span text:style-name="T2">deque&lt;Image*&gt; getImages();</text:span></text:p>
      <text:p text:style-name="P20"><text:span text:style-name="T10">Returns a list of images (list of Image objects).</text:span></text:p>
      <text:p text:style-name="P6"><text:span text:style-name="T2"/></text:p>
      <text:p text:style-name="P6"><text:span text:style-name="T2">deque&lt;int&gt; getImagesPairs();</text:span></text:p>
      <text:p text:style-name="P20"><text:span text:style-name="T10">Returns a list of image pairs.</text:span></text:p>
      <text:p text:style-name="P6"><text:span text:style-name="T2"/></text:p>
      <text:p text:style-name="P6"><text:soft-page-break/><text:span text:style-name="T2">void overwriteSeedsList(MatchingPointsList sedlist);</text:span></text:p>
      <text:p text:style-name="P20"><text:span text:style-name="T10">Force overwritting on seed list. Called by the seeds editor.</text:span></text:p>
      <text:p text:style-name="P6"><text:span text:style-name="T2"/></text:p>
      <text:p text:style-name="P6"><text:span text:style-name="T2">int loadDemFeature(char * filename);</text:span></text:p>
      <text:p text:style-name="P20"><text:span text:style-name="T10">Load DEM features.</text:span></text:p>
      <text:p text:style-name="P6"><text:span text:style-name="T2"/></text:p>
      <text:p text:style-name="P6"><text:span text:style-name="T2">string getDemQuality(char * filename, int option);</text:span></text:p>
      <text:p text:style-name="P20"><text:span text:style-name="T10">Load file with DEM Quality points.</text:span></text:p>
      <text:p text:style-name="P6"><text:span text:style-name="T2"/></text:p>
      <text:p text:style-name="P6"><text:span text:style-name="T2">void setStdParameters(int _lsm_gr, int _lsm_ms, int _ncc_gr, int _ncc_ms);</text:span></text:p>
      <text:p text:style-name="P20"><text:span text:style-name="T10">Change parameters from both LSM and NCC std funtion.</text:span></text:p>
      <text:p text:style-name="P6"><text:span text:style-name="T2"/></text:p>
      <text:p text:style-name="P7"><text:span text:style-name="T2">double calculateDemRes(double ds);</text:span></text:p>
      <text:p text:style-name="P10"><text:span text:style-name="T7">Calculate DEM resolu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2-02-06T21:26:23</dc:date>
    <dc:creator>marcelo </dc:creator>
    <meta:editing-duration>PT01H10M43S</meta:editing-duration>
    <meta:editing-cycles>15</meta:editing-cycles>
    <meta:generator>OpenOffice.org/3.2$Unix OpenOffice.org_project/320m19$Build-9505</meta:generator>
    <meta:document-statistic meta:table-count="0" meta:image-count="0" meta:object-count="0" meta:page-count="5" meta:paragraph-count="156" meta:word-count="703" meta:character-count="5923"/>
  </office:meta>
</office:document-meta>
</file>